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cripts/javascript/" manifest:media-type="application/binary"/>
  <manifest:file-entry manifest:full-path="Scripts/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1264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8291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2402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3075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2957in"/>
    </style:style>
    <style:style style:name="co20" style:family="table-column">
      <style:table-column-properties fo:break-before="auto" style:column-width="1.6047in"/>
    </style:style>
    <style:style style:name="co21" style:family="table-column">
      <style:table-column-properties fo:break-before="auto" style:column-width="0.3209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0.028in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0.028in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7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0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0.028in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51" style:family="table-cell" style:parent-style-name="Default">
      <style:table-cell-properties fo:border="none" fo:padding="0.028in"/>
    </style:style>
    <style:style style:name="ce117" style:family="table-cell" style:parent-style-name="Default">
      <style:table-cell-properties fo:border="none" fo:padding="0.028in"/>
      <style:text-properties style:text-underline-style="none"/>
    </style:style>
    <style:style style:name="ce52" style:family="table-cell" style:parent-style-name="Default">
      <style:table-cell-properties fo:border="none" fo:padding="0.028in"/>
      <style:text-properties fo:color="#808080"/>
    </style:style>
    <style:style style:name="ce5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0.028in"/>
    </style:style>
    <style:style style:name="ce56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57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5" style:family="table-cell" style:parent-style-name="Default">
      <style:table-cell-properties fo:background-color="#dddddd" fo:padding="0.028in"/>
    </style:style>
    <style:style style:name="ce58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59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60" style:family="table-cell" style:parent-style-name="Default">
      <style:table-cell-properties fo:background-color="#ffff66" fo:padding="0.028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512480"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42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number-columns-repeated="3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Reich</text:p>
          </table:table-cell>
          <table:table-cell table:style-name="ce51">
            <office:annotation office:display="true" draw:style-name="gr1" draw:text-style-name="P2" svg:width="3.5567in" svg:height="1.9579in" svg:x="17.8909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2">
          <table:table-cell table:style-name="ce1"/>
          <table:table-cell table:style-name="ce2"/>
          <table:table-cell table:style-name="ce3" office:value-type="float" office:value="0.001" calcext:value-type="float">
            <text:p>0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02" calcext:value-type="float">
            <text:p>0.00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0.05" calcext:value-type="float">
            <text:p>0.05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103" office:value-type="float" office:value="1.045" calcext:value-type="float">
            <text:p>1.045</text:p>
          </table:table-cell>
          <table:table-cell table:style-name="ce105" office:value-type="float" office:value="2.01" calcext:value-type="float">
            <text:p>2.0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0.051" calcext:value-type="float">
            <text:p>0.0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gustus Versordnung, den Erdkreis einzuschreib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11" calcext:value-type="float">
            <text:p>0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0.052" calcext:value-type="float">
            <text:p>0.052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11" calcext:value-type="float">
            <text:p>0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52" calcext:value-type="float">
            <text:p>0.052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ngel (Gabriel, Lk 1:19) erscheint Zach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14" calcext:value-type="float">
            <text:p>0.01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/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0.053" calcext:value-type="float">
            <text:p>0.05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Engel Gabriel wird zu Maria in Nazareth gesand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21" calcext:value-type="float">
            <text:p>0.02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5" calcext:value-type="float">
            <text:p>0.05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1" calcext:value-type="float">
            <text:p>1.3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55" calcext:value-type="float">
            <text:p>0.05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u wirst im Leib empfa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15" calcext:value-type="float">
            <text:p>0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3" calcext:value-type="float">
            <text:p>1.3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54" calcext:value-type="float">
            <text:p>0.05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22" calcext:value-type="float">
            <text:p>0.02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6" calcext:value-type="float">
            <text:p>0.056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0.056" calcext:value-type="float">
            <text:p>0.05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3" calcext:value-type="float">
            <text:p>0.03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7" calcext:value-type="float">
            <text:p>0.057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0.057" calcext:value-type="float">
            <text:p>0.05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31" calcext:value-type="float">
            <text:p>0.03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8" calcext:value-type="float">
            <text:p>0.058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0.058" calcext:value-type="float">
            <text:p>0.05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9" calcext:value-type="float">
            <text:p>0.059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9" calcext:value-type="float">
            <text:p>0.059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0.059" calcext:value-type="float">
            <text:p>0.05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6" calcext:value-type="float">
            <text:p>0.06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6" calcext:value-type="float">
            <text:p>0.060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7" calcext:value-type="float">
            <text:p>1.7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6" calcext:value-type="float">
            <text:p>0.06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er durch den Mund seiner Propheten geredet ha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0.061" calcext:value-type="float">
            <text:p>0.0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.77" calcext:value-type="float">
            <text:p>1.7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rettung aus den Sünden / Das Lamm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62" calcext:value-type="float">
            <text:p>0.062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1.79" calcext:value-type="float">
            <text:p>1.79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103" office:value-type="float" office:value="2.015" calcext:value-type="float">
            <text:p>2.015</text:p>
          </table:table-cell>
          <table:table-cell table:style-name="ce105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Volk, das in Finsternis sass, hat ein Licht gesehen... Licht der Mensc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0.064" calcext:value-type="float">
            <text:p>0.06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6" calcext:value-type="float">
            <text:p>2.06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0.063" calcext:value-type="float">
            <text:p>0.06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ia schwanger // Tage erfüllt, dass sie gebären soll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" calcext:value-type="float">
            <text:p>1.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61" calcext:value-type="float">
            <text:p>2.06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4" office:value-type="float" office:value="1.141" calcext:value-type="float">
            <text:p>1.14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9]" office:value-type="float" office:value="2.011" calcext:value-type="float">
            <text:p>2.01</text:p>
          </table:table-cell>
          <table:table-cell table:style-name="ce14" office:value-type="float" office:value="2.011" calcext:value-type="float">
            <text:p>2.01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0.066" calcext:value-type="float">
            <text:p>0.06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7" calcext:value-type="float">
            <text:p>2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ie Geburt Jesu Christi 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4" office:value-type="float" office:value="2.012" calcext:value-type="float">
            <text:p>2.01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67" calcext:value-type="float">
            <text:p>0.06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71" calcext:value-type="float">
            <text:p>2.07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2" calcext:value-type="float">
            <text:p>2.012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68" calcext:value-type="float">
            <text:p>0.068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073" calcext:value-type="float">
            <text:p>2.073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69" calcext:value-type="float">
            <text:p>0.069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2.075" calcext:value-type="float">
            <text:p>2.0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9" calcext:value-type="float">
            <text:p>0.08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Bethlehem nicht die gerings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0.07" calcext:value-type="float">
            <text:p>0.07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79" calcext:value-type="float">
            <text:p>2.07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0.081" calcext:value-type="float">
            <text:p>0.08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Jungfrau wird schwa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71" calcext:value-type="float">
            <text:p>0.07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0.083" calcext:value-type="float">
            <text:p>0.08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72" calcext:value-type="float">
            <text:p>0.07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4" calcext:value-type="float">
            <text:p>0.08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n Krippe gelegt und in Windeln gewickel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2" calcext:value-type="float">
            <text:p>2.01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73" calcext:value-type="float">
            <text:p>0.07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5" calcext:value-type="float">
            <text:p>0.08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, 8. Tag nach Geburt, Namensge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0.074" calcext:value-type="float">
            <text:p>0.07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2" calcext:value-type="float">
            <text:p>2.21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" calcext:value-type="float">
            <text:p>0.09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5" calcext:value-type="float">
            <text:p>2.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5" calcext:value-type="float">
            <text:p>0.07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3" calcext:value-type="float">
            <text:p>2.21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1" calcext:value-type="float">
            <text:p>0.09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0.076" calcext:value-type="float">
            <text:p>0.07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4" calcext:value-type="float">
            <text:p>2.21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2" calcext:value-type="float">
            <text:p>0.09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7" calcext:value-type="float">
            <text:p>2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7" calcext:value-type="float">
            <text:p>0.07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5" calcext:value-type="float">
            <text:p>2.2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3" calcext:value-type="float">
            <text:p>0.09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remia: Stimme in Rama, Weinen und Wehkl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9" calcext:value-type="float">
            <text:p>2.19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8" calcext:value-type="float">
            <text:p>0.07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6" calcext:value-type="float">
            <text:p>2.21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4" calcext:value-type="float">
            <text:p>0.09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9" calcext:value-type="float">
            <text:p>0.07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7" calcext:value-type="float">
            <text:p>2.21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5" calcext:value-type="float">
            <text:p>0.09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Traum: Joseph zie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175" calcext:value-type="float">
            <text:p>2.17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" calcext:value-type="float">
            <text:p>0.080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6" calcext:value-type="float">
            <text:p>0.09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 (40. Tag nach Geburt?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4" calcext:value-type="float">
            <text:p>2.01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1" calcext:value-type="float">
            <text:p>0.08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0.097" calcext:value-type="float">
            <text:p>0.097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0.098" calcext:value-type="float">
            <text:p>0.09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225" calcext:value-type="float">
            <text:p>2.22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36" calcext:value-type="float">
            <text:p>2.3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9" calcext:value-type="float">
            <text:p>0.09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in An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2" calcext:value-type="float">
            <text:p>2.23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83" calcext:value-type="float">
            <text:p>0.08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39" calcext:value-type="float">
            <text:p>2.3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4" office:value-type="float" office:value="1.142" calcext:value-type="float">
            <text:p>1.142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 (in G)</text:p>
          </table:table-cell>
          <table:table-cell table:style-name="ce51"/>
          <table:table-cell table:style-name="ce51" office:value-type="float" office:value="0" calcext:value-type="float">
            <text:p>0</text:p>
          </table:table-cell>
          <table:table-cell table:style-name="ce54" office:value-type="string" calcext:value-type="string">
            <text:p>Prophet: Wohnte in Nazareth – Damit er Nazarener genannt wird // joh: das Wort wohnte unter u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235" calcext:value-type="float">
            <text:p>2.23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84" calcext:value-type="float">
            <text:p>0.08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236" calcext:value-type="float">
            <text:p>2.23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85" calcext:value-type="float">
            <text:p>0.08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51" calcext:value-type="float">
            <text:p>2.5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101" calcext:value-type="float">
            <text:p>0.1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Zurück nach Nazaret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0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" calcext:value-type="float">
            <text:p>3.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102" calcext:value-type="float">
            <text:p>0.10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office:value-type="string" calcext:value-type="string">
            <text:p>15. Jahr Tiberius›, ..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ce17" office:value-type="float" office:value="1.025" calcext:value-type="float">
            <text:p>1.025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27" office:value-type="string" calcext:value-type="string">
            <text:p>t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Johannes des Täufer predigt/tauft in der Wüste von Juda / Umgegend des Jordan (lk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31" calcext:value-type="float">
            <text:p>3.03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9" calcext:value-type="float">
            <text:p>1.27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/>
          <table:table-cell table:style-name="ce54" office:value-type="string" calcext:value-type="string">
            <text:p>Johannes: Tut Busse, Reich Nahe (Umgegend des Jordan, in der Wüste, Zu Bethanien jenseits des Jorda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3" calcext:value-type="float">
            <text:p>3.030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32" calcext:value-type="float">
            <text:p>3.03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Bt</text:p>
          </table:table-cell>
          <table:table-cell/>
          <table:table-cell table:style-name="ce51"/>
          <table:table-cell table:style-name="ce54" office:value-type="string" calcext:value-type="string">
            <text:p>In Bethanien, jenseits des Jorda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6" calcext:value-type="float">
            <text:p>1.026</text:p>
          </table:table-cell>
          <table:table-cell table:style-name="ce27"/>
          <table:table-cell table:style-name="ce1"/>
          <table:table-cell table:style-name="ce2"/>
          <table:table-cell table:style-name="ce8" office:value-type="float" office:value="3.04" calcext:value-type="float">
            <text:p>3.0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4" calcext:value-type="float">
            <text:p>3.0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3.045" calcext:value-type="float">
            <text:p>3.04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61" calcext:value-type="float">
            <text:p>1.06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Johannes mit Kamelhaaren bekleidet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63" calcext:value-type="float">
            <text:p>1.06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 office:value-type="string" calcext:value-type="string">
            <text:p>Volksmenge geht zu Johannes (Lk: Zorn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8" calcext:value-type="float">
            <text:p>3.08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6" calcext:value-type="float">
            <text:p>1.056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8" calcext:value-type="float">
            <text:p>3.0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62" calcext:value-type="float">
            <text:p>1.06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Bringt der Busse würdige Fruch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5" calcext:value-type="float">
            <text:p>1.05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" calcext:value-type="float">
            <text:p>3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52" calcext:value-type="float">
            <text:p>1.2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 // lk: was sollen wir tu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75" calcext:value-type="float">
            <text:p>3.075</text:p>
          </table:table-cell>
          <table:table-cell table:style-name="ce3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6" calcext:value-type="float">
            <text:p>1.05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101" calcext:value-type="float">
            <text:p>3.1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tauft in Aeon, nahe bei Salim, weil viel Wasser dor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76" calcext:value-type="float">
            <text:p>3.07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057" calcext:value-type="float">
            <text:p>1.057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102" calcext:value-type="float">
            <text:p>3.102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noch nicht ins Gefängnis geworf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5" calcext:value-type="float">
            <text:p>3.1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22" calcext:value-type="float">
            <text:p>1.022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" calcext:value-type="float">
            <text:p>1.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Ob nicht etwa Johannes der Christus sei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9" calcext:value-type="float">
            <text:p>3.109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3"/>
          <table:table-cell table:style-name="ce3" office:value-type="float" office:value="1.079" calcext:value-type="float">
            <text:p>1.079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159" calcext:value-type="float">
            <text:p>3.15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5" calcext:value-type="float">
            <text:p>1.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 office:value-type="string" calcext:value-type="string">
            <text:p>Was taufst du denn, wenn du nicht Christus, noch Elias, noch der Prophet bist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" calcext:value-type="float">
            <text:p>3.11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8" calcext:value-type="float">
            <text:p>1.0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Ich taufe mit Wasser / Joh: den ihr nicht kenn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5" calcext:value-type="float">
            <text:p>3.11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59" calcext:value-type="float">
            <text:p>1.25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2" calcext:value-type="float">
            <text:p>3.12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71" calcext:value-type="float">
            <text:p>1.071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/>
          <table:table-cell table:style-name="ce54"/>
          <table:table-cell table:style-name="ce54" office:value-type="string" calcext:value-type="string">
            <text:p>Wird Tenne durch und durch reini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G/Nz-&gt;Jo</text:p>
          </table:table-cell>
          <table:table-cell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Jesus kommt aus Nazareth in Galiläa zum Jordan, um getauft zu werden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" calcext:value-type="float">
            <text:p>1.10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1.51" calcext:value-type="float">
            <text:p>1.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(werdet) Himmel geöffnet (sehe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05" calcext:value-type="float">
            <text:p>1.105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4" office:value-type="float" office:value="3.22" calcext:value-type="float">
            <text:p>3.22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Geist wie eine Taub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14" office:value-type="float" office:value="3.225" calcext:value-type="float">
            <text:p>3.225</text:p>
          </table:table-cell>
          <table:table-cell table:style-name="ce37"/>
          <table:table-cell table:style-name="ce1"/>
          <table:table-cell table:style-name="ce2"/>
          <table:table-cell table:style-name="ce4" office:value-type="float" office:value="1.34" calcext:value-type="float">
            <text:p>1.3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s ist mein geliebter Sohn... // joh: ich habe bezeugt, dass dieser der Sohn Gottes is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01" calcext:value-type="float">
            <text:p>1.01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121" calcext:value-type="float">
            <text:p>0.12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3.242" calcext:value-type="float">
            <text:p>3.24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W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er Geist treibt Jesus in die Wüste, um vom Teufel versucht zu wer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1" calcext:value-type="float">
            <text:p>1.13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3" calcext:value-type="float">
            <text:p>4.03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 -&gt; Stein zu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64]" office:value-type="float" office:value="4.08" calcext:value-type="float">
            <text:p>4.08</text:p>
          </table:table-cell>
          <table:table-cell table:style-name="ce4" table:formula="of:=[.E64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133" calcext:value-type="float">
            <text:p>1.13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5" calcext:value-type="float">
            <text:p>4.0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3.248" calcext:value-type="float">
            <text:p>3.24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6" calcext:value-type="float">
            <text:p>4.06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1" calcext:value-type="float">
            <text:p>1.13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9" calcext:value-type="float">
            <text:p>4.09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, wirf dich hinab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2" calcext:value-type="float">
            <text:p>1.13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13" calcext:value-type="float">
            <text:p>4.13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9" calcext:value-type="float">
            <text:p>3.24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eufel hat jede Versuchung vollendet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68" calcext:value-type="float">
            <text:p>4.168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478" calcext:value-type="float">
            <text:p>1.478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31" calcext:value-type="float">
            <text:p>4.13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/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Hochzeit von Kana in Galiläa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69" calcext:value-type="float">
            <text:p>4.169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479" calcext:value-type="float">
            <text:p>1.479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32" calcext:value-type="float">
            <text:p>4.13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table:style-name="ce54" office:value-type="string" calcext:value-type="string">
            <text:p>Anfang der Zeichen in Kana in Galiläa – Jünger glauben an ih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17" calcext:value-type="float">
            <text:p>1.11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103" office:value-type="float" office:value="4.135" calcext:value-type="float">
            <text:p>4.135</text:p>
          </table:table-cell>
          <table:table-cell table:style-name="ce105" office:value-type="float" office:value="3.19" calcext:value-type="float">
            <text:p>3.19</text:p>
          </table:table-cell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5" calcext:value-type="float">
            <text:p>3.2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/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3" calcext:value-type="float">
            <text:p>4.123</text:p>
          </table:table-cell>
          <table:table-cell table:style-name="ce14" office:value-type="float" office:value="4.122" calcext:value-type="float">
            <text:p>4.12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4" calcext:value-type="float">
            <text:p>1.13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36" calcext:value-type="float">
            <text:p>4.136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4.04" calcext:value-type="float">
            <text:p>4.04</text:p>
          </table:table-cell>
          <table:table-cell table:style-name="ce105" office:value-type="float" office:value="4.04" calcext:value-type="float">
            <text:p>4.04</text:p>
          </table:table-cell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durch Samarien</text:p>
          </table:table-cell>
          <table:table-cell table:style-name="ce51" table:number-columns-repeated="2"/>
          <table:table-cell/>
          <table:table-cell table:style-name="ce54" office:value-type="string" calcext:value-type="string">
            <text:p>Muss durch Samarien zi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2" calcext:value-type="float">
            <text:p>4.122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37" calcext:value-type="float">
            <text:p>4.13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105" office:value-type="float" office:value="4.05" calcext:value-type="float">
            <text:p>4.05</text:p>
          </table:table-cell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/>
          <table:table-cell table:style-name="ce51" office:value-type="string" calcext:value-type="string">
            <text:p>In Sichar</text:p>
          </table:table-cell>
          <table:table-cell table:style-name="ce51"/>
          <table:table-cell/>
          <table:table-cell table:style-name="ce54" office:value-type="string" calcext:value-type="string">
            <text:p>Kommt in die Stadt Sich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3" calcext:value-type="float">
            <text:p>4.123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6" calcext:value-type="float">
            <text:p>1.13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38" calcext:value-type="float">
            <text:p>4.13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4.35" calcext:value-type="float">
            <text:p>4.35</text:p>
          </table:table-cell>
          <table:table-cell table:style-name="ce105" office:value-type="float" office:value="4.35" calcext:value-type="float">
            <text:p>4.35</text:p>
          </table:table-cell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/>
          <table:table-cell table:style-name="ce54" office:value-type="string" calcext:value-type="string">
            <text:p>Nicht vier Monate bis zur Ernte, jetzt schon weiss zur Ern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4" calcext:value-type="float">
            <text:p>4.124</text:p>
          </table:table-cell>
          <table:table-cell table:style-name="Default" table:number-columns-repeated="2"/>
          <table:table-cell/>
          <table:table-cell table:style-name="ce1"/>
          <table:table-cell/>
          <table:table-cell table:style-name="ce3" office:value-type="float" office:value="1.137" calcext:value-type="float">
            <text:p>1.137</text:p>
          </table:table-cell>
          <table:table-cell table:style-name="Default"/>
          <table:table-cell/>
          <table:table-cell table:style-name="ce1"/>
          <table:table-cell/>
          <table:table-cell table:style-name="ce3" office:value-type="float" office:value="4.139" calcext:value-type="float">
            <text:p>4.139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/>
          <table:table-cell table:style-name="ce54" office:value-type="string" calcext:value-type="string">
            <text:p>Bleibt zwei Tage in Samarien und zieht nach Galiläa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3" calcext:value-type="float">
            <text:p>4.123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3" calcext:value-type="float">
            <text:p>1.143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14" office:value-type="float" office:value="4.141" calcext:value-type="float">
            <text:p>4.141</text:p>
          </table:table-cell>
          <table:table-cell table:style-name="ce3"/>
          <table:table-cell table:style-name="ce1"/>
          <table:table-cell table:style-name="ce2"/>
          <table:table-cell table:style-name="ce103" office:value-type="float" office:value="4.02" calcext:value-type="float">
            <text:p>4.020</text:p>
          </table:table-cell>
          <table:table-cell table:style-name="ce105" office:value-type="float" office:value="4.03" calcext:value-type="float">
            <text:p>4.03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1" calcext:value-type="float">
            <text:p>4.12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1" calcext:value-type="float">
            <text:p>1.14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14" office:value-type="float" office:value="4.142" calcext:value-type="float">
            <text:p>4.142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4.02" calcext:value-type="float">
            <text:p>4.020</text:p>
          </table:table-cell>
          <table:table-cell table:style-name="ce105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rücht über Jesus geht aus durch die ganze Umgegend (Lk 4:14 &lt;-&gt; Lk 4:3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3" calcext:value-type="float">
            <text:p>4.13</text:p>
          </table:table-cell>
          <table:table-cell table:style-name="ce17" office:value-type="float" office:value="4.135" calcext:value-type="float">
            <text:p>4.13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" calcext:value-type="float">
            <text:p>1.21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41" calcext:value-type="float">
            <text:p>4.141</text:p>
          </table:table-cell>
          <table:table-cell table:style-name="ce17" office:value-type="float" office:value="5.17" calcext:value-type="float">
            <text:p>5.17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K</text:p>
          </table:table-cell>
          <table:table-cell table:style-name="ce51" table:number-columns-repeated="2"/>
          <table:table-cell table:style-name="ce54" office:value-type="string" calcext:value-type="string">
            <text:p>Sie gehen nach Kapernaum mit Muter und Brüder <text:s/>und Jün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35" calcext:value-type="float">
            <text:p>4.135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5" calcext:value-type="float">
            <text:p>1.25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42" calcext:value-type="float">
            <text:p>4.142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6.592" calcext:value-type="float">
            <text:p>6.59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geht am Sabbat in die Synagoge und lehr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61" calcext:value-type="float">
            <text:p>4.161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43" calcext:value-type="float">
            <text:p>4.143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rstaunt über seine Lehre: mit Gewalt, nicht wie die Schriftgelehr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79]" office:value-type="float" office:value="4.17" calcext:value-type="float">
            <text:p>4.17</text:p>
          </table:table-cell>
          <table:table-cell table:style-name="ce4" table:formula="of:=[.E79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5" calcext:value-type="float">
            <text:p>4.150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29" calcext:value-type="float">
            <text:p>1.32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begint zu predigen: Tut Busse, Reich Nahe</text:p>
          </table:table-cell>
          <table:table-cell/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1" calcext:value-type="float">
            <text:p>4.12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1" calcext:value-type="float">
            <text:p>1.14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4.15" calcext:value-type="float">
            <text:p>4.15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3" office:value-type="float" office:value="4.0201" calcext:value-type="float">
            <text:p>4.0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 office:value-type="string" calcext:value-type="string">
            <text:p>Lehrt in Synagogen, geehrt von all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2" calcext:value-type="float">
            <text:p>4.122</text:p>
          </table:table-cell>
          <table:table-cell table:style-name="ce3" office:value-type="float" office:value="2.231" calcext:value-type="float">
            <text:p>2.231</text:p>
          </table:table-cell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306" calcext:value-type="float">
            <text:p>1.30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16" calcext:value-type="float">
            <text:p>4.16</text:p>
          </table:table-cell>
          <table:table-cell table:style-name="ce14" office:value-type="float" office:value="4.161" calcext:value-type="float">
            <text:p>4.161</text:p>
          </table:table-cell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3.23" calcext:value-type="float">
            <text:p>3.2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2" calcext:value-type="float">
            <text:p>4.122</text:p>
          </table:table-cell>
          <table:table-cell table:style-name="ce3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6" calcext:value-type="float">
            <text:p>1.30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16" calcext:value-type="float">
            <text:p>4.16</text:p>
          </table:table-cell>
          <table:table-cell table:style-name="ce14" office:value-type="float" office:value="4.165" calcext:value-type="float">
            <text:p>4.16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3" calcext:value-type="float">
            <text:p>3.2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ht nach Gewohnheit am Sabbattag in die Synagoge, um vorzule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7" office:value-type="float" office:value="4.13" calcext:value-type="float">
            <text:p>4.13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61" calcext:value-type="float">
            <text:p>4.1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27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Nz (G) -&gt; K (G)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verlässt Nazareth und wohnt in Kapernaum (Am See) // joh: wohnt dort nicht viele Tage, mit Mutter und Brüdern und Jüng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7" calcext:value-type="float">
            <text:p>4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63" calcext:value-type="float">
            <text:p>4.16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4.17" calcext:value-type="float">
            <text:p>4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53" calcext:value-type="float">
            <text:p>3.25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Buch des Propheten Jesaja: der Geist des Herrn ist auf mir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2" calcext:value-type="float">
            <text:p>4.122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4.18" calcext:value-type="float">
            <text:p>4.1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3" office:value-type="float" office:value="3.254" calcext:value-type="float">
            <text:p>3.25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in Nz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Der Geist is auf mir... auszurufen das angenehme Jahr des Her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4" calcext:value-type="float">
            <text:p>3.104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21" calcext:value-type="float">
            <text:p>1.02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4.22" calcext:value-type="float">
            <text:p>4.22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Verwunderung über die Worte der Gnade aus dem Mund Jesu: ist dieser nicht der Sohn Josephs // joh: aus seiner Fülle genommen Gnade um Gna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7" calcext:value-type="float">
            <text:p>13.5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6.04" calcext:value-type="float">
            <text:p>6.04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4.24" calcext:value-type="float">
            <text:p>4.24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4" calcext:value-type="float">
            <text:p>4.44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89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6.05" calcext:value-type="float">
            <text:p>6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4.245" calcext:value-type="float">
            <text:p>4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2" calcext:value-type="float">
            <text:p>8.0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4" calcext:value-type="float">
            <text:p>1.14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62" calcext:value-type="float">
            <text:p>4.16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17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/>
          <table:table-cell table:style-name="ce51" office:value-type="float" office:value="5.1" calcext:value-type="float">
            <text:p>5.1</text:p>
          </table:table-cell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35" calcext:value-type="float">
            <text:p>4.135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4" calcext:value-type="float">
            <text:p>1.214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6.591" calcext:value-type="float">
            <text:p>6.59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z -&gt; K 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Nach Kapernaum, lehrt an Sabba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63" calcext:value-type="float">
            <text:p>4.16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7" calcext:value-type="float">
            <text:p>1.27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4.36" calcext:value-type="float">
            <text:p>4.3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as ist das für eine neue Lehre: mit Gewalt gebietet er den Geist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4" calcext:value-type="float">
            <text:p>4.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37" calcext:value-type="float">
            <text:p>4.3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Ruf geht aus in Syrien // Gerücht geht aus in jeden Ort der Umgegend / Umgegend von Galiläa, Vgl Lk 4:14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5" calcext:value-type="float">
            <text:p>4.2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82" calcext:value-type="float">
            <text:p>1.28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372" calcext:value-type="float">
            <text:p>4.37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rosse Volksmengen von Galiläa und Dekapolis und Jerusalem und Judäa und von Jenseits des Jordans folgen ihm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Syn-&gt;Haus Simon</text:p>
          </table:table-cell>
          <table:table-cell table:style-name="ce51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4" office:value-type="float" office:value="1.3" calcext:value-type="float">
            <text:p>1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Schwiegermutter Petri ist fieberkrank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1" calcext:value-type="float">
            <text:p>1.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esus rührt ihre Hand and/bedroht das Fieber, Schwiegermutter geheilt, dient ihnen/ih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" calcext:value-type="float">
            <text:p>4.4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6.1" calcext:value-type="float">
            <text:p>6.1</text:p>
          </table:table-cell>
          <table:table-cell table:style-name="ce54" office:value-type="string" calcext:value-type="string">
            <text:p>Am Abend/Nach Sonnenuntergan: Heilung aller Leidenden, Geisteraustrei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65" calcext:value-type="float">
            <text:p>8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3" calcext:value-type="float">
            <text:p>1.3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4.405" calcext:value-type="float">
            <text:p>4.4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anze Stadt an Tür versamm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4" calcext:value-type="float">
            <text:p>1.3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1" calcext:value-type="float">
            <text:p>4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eilt viele, treibt Dämonen aus, Dämonen schreien, erlaubte Dämonen nicht zu reden // Erfüllung Jes 53:4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02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" calcext:value-type="float">
            <text:p>8.1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4" office:value-type="float" office:value="4.42" calcext:value-type="float">
            <text:p>4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ö</text:p>
          </table:table-cell>
          <table:table-cell table:style-name="ce51" table:number-columns-repeated="2"/>
          <table:table-cell table:style-name="ce54" office:value-type="string" calcext:value-type="string">
            <text:p>Frühmorgens/Als Tag geworden: Geht an einen öden Ort um zu be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7" calcext:value-type="float">
            <text:p>1.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4.425" calcext:value-type="float">
            <text:p>4.4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09" calcext:value-type="float">
            <text:p>8.009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4" calcext:value-type="float">
            <text:p>1.29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8" calcext:value-type="float">
            <text:p>1.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uss auch anderen Orten/Städten Evangelium predigen, bin dazu gesand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4" calcext:value-type="float">
            <text:p>4.4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.99" calcext:value-type="float">
            <text:p>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6" calcext:value-type="float">
            <text:p>4.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den Sohn eines königlichen Beam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2" calcext:value-type="float">
            <text:p>5.02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" calcext:value-type="float">
            <text:p>4.180</text:p>
          </table:table-cell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Am See von Galiläa (von Genezareth): sieht zwei Brüder // Lk 5:1 das Volk drängte, das Wort Gottes zu hör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9" calcext:value-type="float">
            <text:p>4.19</text:p>
          </table:table-cell>
          <table:table-cell table:style-name="ce14" office:value-type="float" office:value="4.181" calcext:value-type="float">
            <text:p>4.18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7" calcext:value-type="float">
            <text:p>1.17</text:p>
          </table:table-cell>
          <table:table-cell table:style-name="ce17" office:value-type="float" office:value="1.161" calcext:value-type="float">
            <text:p>1.161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1" calcext:value-type="float">
            <text:p>5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37" calcext:value-type="float">
            <text:p>1.37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ee von G.</text:p>
          </table:table-cell>
          <table:table-cell table:style-name="ce51" table:number-columns-repeated="2"/>
          <table:table-cell table:style-name="ce54" office:value-type="string" calcext:value-type="string">
            <text:p>Simon (und Andreas, fehlt in Lk): ich will euch zu Menschenfischern ma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" calcext:value-type="float">
            <text:p>1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01" calcext:value-type="float">
            <text:p>5.101</text:p>
          </table:table-cell>
          <table:table-cell table:style-name="ce41"/>
          <table:table-cell table:style-name="ce2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4" office:value-type="float" office:value="1.4" calcext:value-type="float">
            <text:p>1.4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dreas und ein weiterer Jünger folgen Jesus na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201" calcext:value-type="float">
            <text:p>4.20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1" calcext:value-type="float">
            <text:p>1.17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02" calcext:value-type="float">
            <text:p>5.10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43" calcext:value-type="float">
            <text:p>1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ill nach Galiläa aufbrechen – findet Philipp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1" calcext:value-type="float">
            <text:p>4.2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12"/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103" calcext:value-type="float">
            <text:p>5.1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411" calcext:value-type="float">
            <text:p>1.41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eht zwei weitere Brüder: Jakobus und Zebedäus: bessern Netze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.2" calcext:value-type="float">
            <text:p>6.2</text:p>
          </table:table-cell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4" calcext:value-type="float">
            <text:p>1.4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5.14" calcext:value-type="float">
            <text:p>5.1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age niemandem etwa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45" calcext:value-type="float">
            <text:p>8.04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5.15" calcext:value-type="float">
            <text:p>5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agt es trotzdem, Kunde verbreitete sich-&gt;Herr kann nicht mehr öffentlich in Stadt gehen -&gt; geht in Oe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" calcext:value-type="float">
            <text:p>8.05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4" calcext:value-type="float">
            <text:p>2.04</text:p>
          </table:table-cell>
          <table:table-cell table:style-name="ce4"/>
          <table:table-cell table:style-name="ce8"/>
          <table:table-cell table:style-name="ce1"/>
          <table:table-cell table:style-name="ce2"/>
          <table:table-cell table:style-name="ce3" office:value-type="float" office:value="5.15" calcext:value-type="float">
            <text:p>5.15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Default"/>
          <table:table-cell table:style-name="ce8"/>
          <table:table-cell table:style-name="ce1"/>
          <table:table-cell table:style-name="ce2"/>
          <table:table-cell table:style-name="ce3" office:value-type="float" office:value="5.16" calcext:value-type="float">
            <text:p>5.16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/Liegematte und geh nach Haus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/>
          <table:table-cell table:style-name="ce4" office:value-type="float" office:value="9.07" calcext:value-type="float">
            <text:p>9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2.125" calcext:value-type="float">
            <text:p>2.125</text:p>
          </table:table-cell>
          <table:table-cell table:style-name="ce4"/>
          <table:table-cell table:style-name="ce8"/>
          <table:table-cell table:style-name="ce1"/>
          <table:table-cell table:style-name="ce2"/>
          <table:table-cell table:style-name="ce3" office:value-type="float" office:value="5.16" calcext:value-type="float">
            <text:p>5.16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81" calcext:value-type="float">
            <text:p>5.0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/>
          <table:table-cell table:style-name="ce54" office:value-type="string" calcext:value-type="string">
            <text:p>Gelähmter steht auf und ging nach seinem Ha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085" calcext:value-type="float">
            <text:p>9.0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Default"/>
          <table:table-cell table:style-name="ce8"/>
          <table:table-cell table:style-name="ce1"/>
          <table:table-cell table:style-name="ce2"/>
          <table:table-cell table:style-name="ce3" office:value-type="float" office:value="5.16" calcext:value-type="float">
            <text:p>5.16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office:value-type="string" calcext:value-type="string">
            <text:p>-&gt; See</text:p>
          </table:table-cell>
          <table:table-cell table:style-name="ce51" table:number-columns-repeated="2"/>
          <table:table-cell table:style-name="ce54" office:value-type="string" calcext:value-type="string">
            <text:p>Wiederum an den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35" calcext:value-type="float">
            <text:p>1.23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7" calcext:value-type="float">
            <text:p>5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Land Zebulon, Naphtali: <text:s/>Volk in Finsternis hat Licht ges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/>
          <table:table-cell table:style-name="ce27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1" calcext:value-type="float">
            <text:p>5.0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chiff -&gt; K/eigene Stadt</text:p>
          </table:table-cell>
          <table:table-cell table:style-name="ce51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77" office:value-type="float" office:value="9.021" calcext:value-type="float">
            <text:p>9.02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3" calcext:value-type="float">
            <text:p>2.03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5.18" calcext:value-type="float">
            <text:p>5.1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2" calcext:value-type="float">
            <text:p>5.0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Bringen Gelähmten auf Bett 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77" office:value-type="float" office:value="9.022" calcext:value-type="float">
            <text:p>9.02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77"/>
          <table:table-cell table:style-name="ce27"/>
          <table:table-cell table:style-name="ce1"/>
          <table:table-cell table:style-name="ce2"/>
          <table:table-cell table:style-name="ce4" office:value-type="float" office:value="5.2" calcext:value-type="float">
            <text:p>5.2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3" calcext:value-type="float">
            <text:p>5.07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sieht Glauben: deine Sünden sind verge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77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7" calcext:value-type="float">
            <text:p>2.07</text:p>
          </table:table-cell>
          <table:table-cell table:style-name="ce77"/>
          <table:table-cell table:style-name="ce27"/>
          <table:table-cell table:style-name="ce1"/>
          <table:table-cell table:style-name="ce2"/>
          <table:table-cell table:style-name="ce4" office:value-type="float" office:value="5.21" calcext:value-type="float">
            <text:p>5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4" calcext:value-type="float">
            <text:p>5.07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chriftgelehrte: wer kann Sünden vergeben ausser Gott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8" calcext:value-type="float">
            <text:p>9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Default"/>
          <table:table-cell table:style-name="ce8"/>
          <table:table-cell table:style-name="ce1"/>
          <table:table-cell table:style-name="ce2"/>
          <table:table-cell table:style-name="ce4" office:value-type="float" office:value="5.26" calcext:value-type="float">
            <text:p>5.2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<text:s/></text:p>
          </table:table-cell>
          <table:table-cell table:style-name="ce54" office:value-type="string" calcext:value-type="string">
            <text:p>Staunen, sie verherrlichten Gott, Furcht. Wir haben ausserordentliche Dinge ges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4" calcext:value-type="float">
            <text:p>2.14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5" calcext:value-type="float">
            <text:p>2.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5.29" calcext:value-type="float">
            <text:p>5.2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Mahl in Levis Haus: viele Sünder/Zöllner anwese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Jünger des Johannes: Warum fasten wir und die Pharisär, deine Jünger aber nicht?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6" calcext:value-type="float">
            <text:p>9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5.331" calcext:value-type="float">
            <text:p>5.33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ein Flicken auf ein altes Kleid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(am Zweit-ersten) Sabbat: <text:s/>Jesus geht durch die Aeh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8" calcext:value-type="float">
            <text:p>12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28" calcext:value-type="float">
            <text:p>2.2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5" calcext:value-type="float">
            <text:p>6.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hn des Menschen auch Herr des Sabbat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7" office:value-type="float" office:value="3.011" calcext:value-type="float">
            <text:p>3.011</text:p>
          </table:table-cell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17" office:value-type="float" office:value="6.061" calcext:value-type="float">
            <text:p>6.061</text:p>
          </table:table-cell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5.157" calcext:value-type="float">
            <text:p>5.15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-&gt; Synagoge</text:p>
          </table:table-cell>
          <table:table-cell table:style-name="ce51" table:number-columns-repeated="2"/>
          <table:table-cell table:style-name="ce54" office:value-type="string" calcext:value-type="string">
            <text:p>(an einem anderen Sabbat): Jesus kommt in ihre Synago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" calcext:value-type="float">
            <text:p>12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7" office:value-type="float" office:value="3.012" calcext:value-type="float">
            <text:p>3.012</text:p>
          </table:table-cell>
          <table:table-cell table:style-name="ce8"/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17" office:value-type="float" office:value="6.062" calcext:value-type="float">
            <text:p>6.06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Mensch mit verdorrter Hand. Sie fragen: Ist es erlaubt, am Sabbt gutes zu tun/heile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91" calcext:value-type="float">
            <text:p>3.29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cht Baum gut oder schlecht, aus Frucht wird Baum erkannt. // Kein guter Baum mit schlechten Früch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1" calcext:value-type="float">
            <text:p>12.1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2" calcext:value-type="float">
            <text:p>3.02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6.07" calcext:value-type="float">
            <text:p>6.07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chriftgelehrte und Pharisäer lauern, ob er am Sabbat heilen würde: Suchen Beschuldigung gehen Ihn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2" calcext:value-type="float">
            <text:p>12.1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21" calcext:value-type="float">
            <text:p>3.02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6.08" calcext:value-type="float">
            <text:p>6.0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zum Menschen mit verdorrter Hand: stell dich in die Mit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3" calcext:value-type="float">
            <text:p>12.10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22" calcext:value-type="float">
            <text:p>3.02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st es erlaubt, am Sabbat Gutes zu tu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4" calcext:value-type="float">
            <text:p>12.1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" calcext:value-type="float">
            <text:p>6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9" calcext:value-type="float">
            <text:p>5.15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(mk: mit Zor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106" calcext:value-type="float">
            <text:p>12.1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1" calcext:value-type="float">
            <text:p>6.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16" calcext:value-type="float">
            <text:p>5.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wurden mit Unverstand erfüllt // Pharisär halten Rat mit Herodianern, um Jesus umzubri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05" calcext:value-type="float">
            <text:p>10.005</text:p>
          </table:table-cell>
          <table:table-cell table:style-name="ce3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4" office:value-type="float" office:value="6.12" calcext:value-type="float">
            <text:p>6.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-&gt; Berg</text:p>
          </table:table-cell>
          <table:table-cell table:style-name="ce51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54"/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4" office:value-type="float" office:value="6.13" calcext:value-type="float">
            <text:p>6.13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/>
          <table:table-cell office:value-type="string" calcext:value-type="string">
            <text:p>Ruft Jünger, erwählt aus ihnen 12, nennt sie Apostel // Augesandt, zu predi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45" calcext:value-type="float">
            <text:p>3.14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Vom Berg runter</text:p>
          </table:table-cell>
          <table:table-cell table:style-name="ce51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" calcext:value-type="float">
            <text:p>3.10</text:p>
          </table:table-cell>
          <table:table-cell table:style-name="ce4"/>
          <table:table-cell table:style-name="ce4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171" calcext:value-type="float">
            <text:p>6.1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4"/>
          <table:table-cell table:style-name="ce4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172" calcext:value-type="float">
            <text:p>6.17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Unreine Geister: Du bist der Sohn Gottes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5" calcext:value-type="float">
            <text:p>12.15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6.173" calcext:value-type="float">
            <text:p>6.173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6" calcext:value-type="float">
            <text:p>12.16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3.12" calcext:value-type="float">
            <text:p>3.12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6.174" calcext:value-type="float">
            <text:p>6.174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7" calcext:value-type="float">
            <text:p>12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075" calcext:value-type="float">
            <text:p>3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175" calcext:value-type="float">
            <text:p>6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Default"/>
          <table:table-cell/>
          <table:table-cell table:style-name="ce1"/>
          <table:table-cell table:style-name="ce2"/>
          <table:table-cell table:style-name="ce3" office:value-type="float" office:value="6.176" calcext:value-type="float">
            <text:p>6.176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229" calcext:value-type="float">
            <text:p>12.2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7" office:value-type="string" calcext:value-type="string">
            <text:p>Pharisäer und/oder Herodianer wollen Jesus umbri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" calcext:value-type="float">
            <text:p>12.18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177" calcext:value-type="float">
            <text:p>6.17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/>
          <table:table-cell table:style-name="ce54" office:value-type="string" calcext:value-type="string">
            <text:p>Jes 42 1-4: Siehe, mein Knecht, den ich erwählt habe, mein Geliebter, an welchem meine Seele Wohlgefallen gefunden hat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5" calcext:value-type="float">
            <text:p>12.18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178" calcext:value-type="float">
            <text:p>6.17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/>
          <table:table-cell table:style-name="ce54" office:value-type="string" calcext:value-type="string">
            <text:p>Jesus wird den Nationen Gericht ankündigen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67]" office:value-type="float" office:value="5.03" calcext:value-type="float">
            <text:p>5.03</text:p>
          </table:table-cell>
          <table:table-cell table:style-name="ce4" table:formula="of:=[.E167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73" calcext:value-type="float">
            <text:p>1.27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4" calcext:value-type="float">
            <text:p>5.14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74" calcext:value-type="float">
            <text:p>1.27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icht der Erde (vgl Joh 8:1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5" calcext:value-type="float">
            <text:p>5.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75" calcext:value-type="float">
            <text:p>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ampe gehört nicht unter den Scheffel, sondern auf das Lampengestell, Vgl Mk 4:21, Lk 8:16, Lk 11:33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78" calcext:value-type="float">
            <text:p>1.27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iebe zu den Fei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79" calcext:value-type="float">
            <text:p>1.27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mosen nicht geben, um gesehen zu we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85" calcext:value-type="float">
            <text:p>1.28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arnung vor dem Rich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86" calcext:value-type="float">
            <text:p>1.28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Heilige nicht den Hunden ge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88" calcext:value-type="float">
            <text:p>1.28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Baum und die Früch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33" calcext:value-type="float">
            <text:p>12.330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89" calcext:value-type="float">
            <text:p>1.28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461" calcext:value-type="float">
            <text:p>6.4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Vom Berg herunter</text:p>
          </table:table-cell>
          <table:table-cell table:style-name="ce51" table:number-columns-repeated="2"/>
          <table:table-cell table:style-name="ce54" office:value-type="string" calcext:value-type="string">
            <text:p>Jesus steigt vom Berg herunter, Volksmengen 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-&gt; K</text:p>
          </table:table-cell>
          <table:table-cell table:style-name="ce51" table:number-columns-repeated="2"/>
          <table:table-cell table:style-name="ce54" office:value-type="string" calcext:value-type="string">
            <text:p>Nachdem alle Worte vor Ohren des Volkes vollendet: Jesus geht nach Kapernaum, ein Hauptmann bittet ih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6" calcext:value-type="float">
            <text:p>8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2" calcext:value-type="float">
            <text:p>7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necht des Hauptmanns ist gelähmt, wird geqält, liegt im ster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61" calcext:value-type="float">
            <text:p>8.0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3" calcext:value-type="float">
            <text:p>7.0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 sendet Aelteste der Ju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62" calcext:value-type="float">
            <text:p>8.06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:sprich ein Wort und er wird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9" calcext:value-type="float">
            <text:p>7.0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elbst in Israel nicht einen so grossen Glauben ges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095" calcext:value-type="float">
            <text:p>7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iele von Osten und Westen werden mit Abraham, Isaak und Jakob zu Tische liegen im Reich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096" calcext:value-type="float">
            <text:p>7.0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ber Söhne des Reiches werden hinausgeworfen: Weinen und Zähneknirsc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3" calcext:value-type="float">
            <text:p>8.1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r geschehe, wie du geglaubt hast. Knecht wird gesund in jener Stun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35" calcext:value-type="float">
            <text:p>8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-&gt; Nain</text:p>
          </table:table-cell>
          <table:table-cell table:style-name="ce51" table:number-columns-repeated="2"/>
          <table:table-cell table:style-name="ce54" office:value-type="string" calcext:value-type="string">
            <text:p>Nach Nain mit vielen Jüngern und einer grossen Volksmen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36" calcext:value-type="float">
            <text:p>8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2" calcext:value-type="float">
            <text:p>7.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oter wird herausgetr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37" calcext:value-type="float">
            <text:p>8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7" calcext:value-type="float">
            <text:p>7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in ihren Städten</text:p>
          </table:table-cell>
          <table:table-cell table:style-name="ce51" table:number-columns-repeated="2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9" calcext:value-type="float">
            <text:p>7.19</text:p>
          </table:table-cell>
          <table:table-cell table:style-name="ce17" office:value-type="float" office:value="7.191" calcext:value-type="float">
            <text:p>7.19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 // Johannesens Jünger berichten ih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3" calcext:value-type="float">
            <text:p>11.0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9" calcext:value-type="float">
            <text:p>7.19</text:p>
          </table:table-cell>
          <table:table-cell table:style-name="ce17" office:value-type="float" office:value="7.191" calcext:value-type="float">
            <text:p>7.19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Bist du der Kommen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4" calcext:value-type="float">
            <text:p>11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95" calcext:value-type="float">
            <text:p>7.19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erkündet, was ihr hört und seh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" calcext:value-type="float">
            <text:p>11.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7" calcext:value-type="float">
            <text:p>7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m soll ich dieses Geschlecht vergleichen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8" calcext:value-type="float">
            <text:p>11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ohannes ass nicht – sie sagen, er hat einen Dämo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9" calcext:value-type="float">
            <text:p>11.1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4" calcext:value-type="float">
            <text:p>7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Sohn des Menschen ist und trinkt – sie sagen Fresser und Säufer, ein Freund von Zöllnern und Sünd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4" calcext:value-type="float">
            <text:p>11.19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4" calcext:value-type="float">
            <text:p>7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isheit gerechtfertigt worden von allen ihren Kind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5" calcext:value-type="float">
            <text:p>11.1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Ein Pharisäer bittet Jesus, mit ihm zu e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6" calcext:value-type="float">
            <text:p>11.19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7" calcext:value-type="float">
            <text:p>7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Frau salbt Jes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7" calcext:value-type="float">
            <text:p>11.19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41" calcext:value-type="float">
            <text:p>7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in Gläubiger hatte zwei Schuldn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198" calcext:value-type="float">
            <text:p>11.19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49" calcext:value-type="float">
            <text:p>7.4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r ist dieser, der auch Sünden vergib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99" calcext:value-type="float">
            <text:p>5.9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4.01" calcext:value-type="float">
            <text:p>4.01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02" calcext:value-type="float">
            <text:p>4.0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45" calcext:value-type="float">
            <text:p>8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Im Schiff</text:p>
          </table:table-cell>
          <table:table-cell table:style-name="ce51" table:number-columns-repeated="2"/>
          <table:table-cell table:style-name="ce54"/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09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05" calcext:value-type="float">
            <text:p>13.050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09" calcext:value-type="float">
            <text:p>4.0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7" calcext:value-type="float">
            <text:p>8.07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r Ohren hat, hör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11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ünger: warum redest du in Gleichnissen / was mag dieses Gleichnis sei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1" calcext:value-type="float">
            <text:p>13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8.505" calcext:value-type="float">
            <text:p>8.5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3" calcext:value-type="float">
            <text:p>13.2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1" calcext:value-type="float">
            <text:p>8.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/>
          <table:table-cell table:style-name="ce54" office:value-type="string" calcext:value-type="string">
            <text:p>Gute Erde: der das Wort hört und versteht/die es aufnehmen/bewahren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4" calcext:value-type="float">
            <text:p>13.24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205" calcext:value-type="float">
            <text:p>4.2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55" calcext:value-type="float">
            <text:p>8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225" calcext:value-type="float">
            <text:p>13.225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Licht auf dem Leuchter. Vgl Lk 11:33-36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utter und Brüder von Jesus wollen zu Jesus, können nicht wegen Volksmeng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8" calcext:value-type="float">
            <text:p>12.4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3.33" calcext:value-type="float">
            <text:p>3.3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91" calcext:value-type="float">
            <text:p>8.191</text:p>
          </table:table-cell>
          <table:table-cell table:style-name="ce41"/>
          <table:table-cell table:style-name="ce4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meine Mutter, wer sind meine Brü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35" calcext:value-type="float">
            <text:p>8.2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35" calcext:value-type="float">
            <text:p>4.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22" calcext:value-type="float">
            <text:p>8.22</text:p>
          </table:table-cell>
          <table:table-cell table:style-name="ce41"/>
          <table:table-cell table:style-name="ce4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im Schiff</text:p>
          </table:table-cell>
          <table:table-cell table:style-name="ce51" table:number-columns-repeated="2"/>
          <table:table-cell table:style-name="ce54" office:value-type="string" calcext:value-type="string">
            <text:p>Jesus steigt in Schiff, sagt zu Jüngern, ans andere Ufer zu fahr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6" calcext:value-type="float">
            <text:p>4.36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/>
          <table:table-cell table:style-name="ce54" office:value-type="string" calcext:value-type="string">
            <text:p>Im Schiff, Sturm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jens. Ufer</text:p>
          </table:table-cell>
          <table:table-cell table:style-name="ce51" table:number-columns-repeated="2"/>
          <table:table-cell table:style-name="ce54" office:value-type="string" calcext:value-type="string">
            <text:p>Am jenseitigen Ufer im Land der Gadarener (gegenüber Galiläa): Die Heilung von zwei Besessenen/eines Besessenen / Joh: andere Seite des Sees von Galiläa oder von Tiberi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1" calcext:value-type="float">
            <text:p>5.2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37" calcext:value-type="float">
            <text:p>8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1" calcext:value-type="float">
            <text:p>6.0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Gadarener bitten Jesus, wegzug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345" calcext:value-type="float">
            <text:p>8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15" calcext:value-type="float">
            <text:p>5.2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" calcext:value-type="float">
            <text:p>8.4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s Jesus zurürckkehrte, nahm in das Volk auf, denn alle erwarteten ih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Synagogenvorsteher Jairus fällt Jesu zu füssen und bittet ihn, in sein Haus zu komm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.185" calcext:value-type="float">
            <text:p>9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25" calcext:value-type="float">
            <text:p>5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2" calcext:value-type="float">
            <text:p>8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eine eingeborene 12 jährige Tochter liegt im ster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29" office:value-type="float" office:value="9.2" calcext:value-type="float">
            <text:p>9.2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29" office:value-type="float" office:value="5.25" calcext:value-type="float">
            <text:p>5.25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29" office:value-type="float" office:value="8.43" calcext:value-type="float">
            <text:p>8.43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6.013" calcext:value-type="float">
            <text:p>6.013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.186" calcext:value-type="float">
            <text:p>9.18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26" calcext:value-type="float">
            <text:p>5.2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3" calcext:value-type="float">
            <text:p>8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rau mit Blutfluss (seit 12 Jahren), die nicht geheilt werden konn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187" calcext:value-type="float">
            <text:p>9.18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27" calcext:value-type="float">
            <text:p>5.22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49" calcext:value-type="float">
            <text:p>8.4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... <text:s/>deine Tochter ist gestorben – bemühe den Lehrer nich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4" calcext:value-type="float">
            <text:p>9.2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51" calcext:value-type="float">
            <text:p>5.25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52" calcext:value-type="float">
            <text:p>8.5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1.11" calcext:value-type="float">
            <text:p>11.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: sie ist nicht gestorben, sondern schläf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245" calcext:value-type="float">
            <text:p>9.2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55" calcext:value-type="float">
            <text:p>5.2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56" calcext:value-type="float">
            <text:p>8.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1.125" calcext:value-type="float">
            <text:p>11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bietet, niemandem zu sagen, was geschehen w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5" calcext:value-type="float">
            <text:p>10.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6.014" calcext:value-type="float">
            <text:p>6.01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32]" office:value-type="float" office:value="10.07" calcext:value-type="float">
            <text:p>10.07</text:p>
          </table:table-cell>
          <table:table-cell table:style-name="ce4" table:formula="of:=[.E232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6" calcext:value-type="float">
            <text:p>3.1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3" calcext:value-type="float">
            <text:p>9.0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Nehmt nichts mit auf den Weg: weder Stab, noch Tasche, noch Brot, noch Geld, keine zwei Leibröcke</text:p>
          </table:table-cell>
          <table:table-cell table:style-name="ce54"/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7" calcext:value-type="float">
            <text:p>10.077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6" calcext:value-type="float">
            <text:p>3.1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54"/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7" calcext:value-type="float">
            <text:p>6.0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/>
          <table:table-cell table:style-name="ce54" office:value-type="string" calcext:value-type="string">
            <text:p>Herodes glaubt, Johannes sei aus den Toten auferstanden</text:p>
          </table:table-cell>
          <table:table-cell table:style-name="ce51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295" calcext:value-type="float">
            <text:p>6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7" office:value-type="float" office:value="9.101" calcext:value-type="float">
            <text:p>9.101</text:p>
          </table:table-cell>
          <table:table-cell table:style-name="ce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6" office:value-type="string" calcext:value-type="string">
            <text:p>Apostel kehren zurück</text:p>
          </table:table-cell>
          <table:table-cell table:style-name="ce51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7" office:value-type="float" office:value="9.104" calcext:value-type="float">
            <text:p>9.104</text:p>
          </table:table-cell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5" calcext:value-type="float">
            <text:p>6.05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4" office:value-type="string" calcext:value-type="string">
            <text:p>Die Speisung der Fünftause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4" calcext:value-type="float">
            <text:p>14.1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1" calcext:value-type="float">
            <text:p>6.3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17" office:value-type="float" office:value="9.105" calcext:value-type="float">
            <text:p>9.10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, -&gt; Bethsaida</text:p>
          </table:table-cell>
          <table:table-cell table:style-name="ce51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239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Mit schiff an öden O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3" calcext:value-type="float">
            <text:p>6.330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99" calcext:value-type="float">
            <text:p>14.19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5" calcext:value-type="float">
            <text:p>6.350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3" office:value-type="float" office:value="9.113" calcext:value-type="float">
            <text:p>9.1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Ueber den See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215" calcext:value-type="float">
            <text:p>14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53" calcext:value-type="float">
            <text:p>6.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Fahren hinüber, kommen im Land Genezareth a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53" calcext:value-type="float">
            <text:p>6.5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ünger -&gt; jens. Ufer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3" calcext:value-type="float">
            <text:p>6.1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7" calcext:value-type="float">
            <text:p>15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06" calcext:value-type="float">
            <text:p>7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4" calcext:value-type="float">
            <text:p>6.19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(Prophet?) Jesaja geweissagt: Volk ehrt mich mit den Lippen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5" calcext:value-type="float">
            <text:p>6.19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</table:table-row>
        <table:table-row table:style-name="ro4">
          <table:table-cell table:style-name="ce1"/>
          <table:table-cell table:style-name="ce2"/>
          <table:table-cell table:style-name="ce8" table:formula="of:=[.D249]" office:value-type="float" office:value="15.211" calcext:value-type="float">
            <text:p>15.21</text:p>
          </table:table-cell>
          <table:table-cell table:style-name="ce17" office:value-type="float" office:value="15.211" calcext:value-type="float">
            <text:p>15.21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7" calcext:value-type="float">
            <text:p>6.197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8" calcext:value-type="float">
            <text:p>6.198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9" calcext:value-type="float">
            <text:p>15.2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7.311" calcext:value-type="float">
            <text:p>7.311</text:p>
          </table:table-cell>
          <table:table-cell table:style-name="ce8" table:number-columns-repeated="2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8" calcext:value-type="float">
            <text:p>6.19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See von G.</text:p>
          </table:table-cell>
          <table:table-cell table:style-name="ce51" table:number-columns-repeated="2"/>
          <table:table-cell table:style-name="ce54" office:value-type="string" calcext:value-type="string">
            <text:p>Kommt an den See von Galiläa, auf den Ber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252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1" calcext:value-type="float">
            <text:p>6.2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4" calcext:value-type="float">
            <text:p>6.20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ünger -&gt; jens. Ufer</text:p>
          </table:table-cell>
          <table:table-cell table:style-name="ce51" table:number-columns-repeated="2"/>
          <table:table-cell table:style-name="ce54" office:value-type="string" calcext:value-type="string">
            <text:p>Jünger vergassen, Brot mitzunehm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55]" office:value-type="float" office:value="9.34" calcext:value-type="float">
            <text:p>9.34</text:p>
          </table:table-cell>
          <table:table-cell table:style-name="ce4" table:formula="of:=[.E255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6.125" calcext:value-type="float">
            <text:p>16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65" calcext:value-type="float">
            <text:p>8.26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betet allein, fragt Jünger, was sagen Volksmengen, dass er sei?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" calcext:value-type="float">
            <text:p>9.20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/>
          <table:table-cell office:value-type="string" calcext:value-type="string">
            <text:p>Und was sagt ihr? Petrus: Der Christus Gottes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6.135" calcext:value-type="float">
            <text:p>16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75" calcext:value-type="float">
            <text:p>8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21" calcext:value-type="float">
            <text:p>9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6.208" calcext:value-type="float">
            <text:p>6.2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2" calcext:value-type="float">
            <text:p>8.5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 (Vgl. Ausdruck in Joh 8:5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9.301" calcext:value-type="float">
            <text:p>9.3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45" calcext:value-type="float">
            <text:p>9.45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-&gt; 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568" calcext:value-type="float">
            <text:p>9.56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er trug unsere Krankheiten und Schwachhei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/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569" calcext:value-type="float">
            <text:p>9.56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office:value-type="string" calcext:value-type="string">
            <text:p>x</text:p>
          </table:table-cell>
          <table:table-cell table:style-name="ce51" table:number-columns-repeated="2"/>
          <table:table-cell table:style-name="ce54" office:value-type="string" calcext:value-type="string">
            <text:p>Grosse Volksmenge / Befehl ans jenseitige Ufer zu ge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9" calcext:value-type="float">
            <text:p>8.19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chriftgelehrter: ich will dir nachfolgen, wohin auch imm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622" calcext:value-type="float">
            <text:p>9.62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chiff Richtung jens. Ufer</text:p>
          </table:table-cell>
          <table:table-cell table:style-name="ce51" table:number-columns-repeated="2"/>
          <table:table-cell table:style-name="ce54" office:value-type="string" calcext:value-type="string">
            <text:p>Jesus steigt in Schi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45" calcext:value-type="float">
            <text:p>6.45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59" calcext:value-type="float">
            <text:p>6.59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5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" calcext:value-type="float">
            <text:p>7.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04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4.29" calcext:value-type="float">
            <text:p>4.29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2" calcext:value-type="float">
            <text:p>10.02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rnte gross / Felder schon weiss zur Ern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09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3" calcext:value-type="float">
            <text:p>10.03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7" office:value-type="float" office:value="11.251" calcext:value-type="float">
            <text:p>11.251</text:p>
          </table:table-cell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7" calcext:value-type="float">
            <text:p>13.17</text:p>
          </table:table-cell>
          <table:table-cell table:style-name="ce17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"/>
          <table:table-cell/>
          <table:table-cell table:style-name="ce3" office:value-type="float" office:value="1.295" calcext:value-type="float">
            <text:p>1.295</text:p>
          </table:table-cell>
          <table:table-cell table:style-name="Default"/>
          <table:table-cell/>
          <table:table-cell table:style-name="ce1"/>
          <table:table-cell/>
          <table:table-cell table:style-name="ce4" office:value-type="float" office:value="10.24" calcext:value-type="float">
            <text:p>10.24</text:p>
          </table:table-cell>
          <table:table-cell table:style-name="Default"/>
          <table:table-cell/>
          <table:table-cell table:style-name="ce1"/>
          <table:table-cell/>
          <table:table-cell table:style-name="ce3" office:value-type="float" office:value="3.244" calcext:value-type="float">
            <text:p>3.244</text:p>
          </table:table-cell>
          <table:table-cell/>
          <table:table-cell table:style-name="ce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1" calcext:value-type="float">
            <text:p>97.0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1" calcext:value-type="float">
            <text:p>97.0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97.001" calcext:value-type="float">
            <text:p>97.0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2" calcext:value-type="float">
            <text:p>97.0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2" calcext:value-type="float">
            <text:p>97.00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97.002" calcext:value-type="float">
            <text:p>97.0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81" calcext:value-type="float">
            <text:p>1.28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8" calcext:value-type="float">
            <text:p>1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/>
          <table:table-cell table:style-name="ce60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3" calcext:value-type="float">
            <text:p>97.00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3" calcext:value-type="float">
            <text:p>97.00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97.003" calcext:value-type="float">
            <text:p>97.0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" office:value-type="float" office:value="3.145" calcext:value-type="float">
            <text:p>3.145</text:p>
          </table:table-cell>
          <table:table-cell table:style-name="ce12"/>
          <table:table-cell table:style-name="ce36"/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Blinder (und stummer) Besessener wird zu Jesus gebra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25" calcext:value-type="float">
            <text:p>12.2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" calcext:value-type="float">
            <text:p>3.20</text:p>
          </table:table-cell>
          <table:table-cell table:style-name="ce12"/>
          <table:table-cell table:style-name="ce36"/>
          <table:table-cell table:style-name="ce1"/>
          <table:table-cell table:style-name="ce2"/>
          <table:table-cell table:style-name="ce3" office:value-type="float" office:value="11.145" calcext:value-type="float">
            <text:p>11.1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Haus</text:p>
          </table:table-cell>
          <table:table-cell table:style-name="ce51" table:number-columns-repeated="2"/>
          <table:table-cell table:style-name="ce54" office:value-type="string" calcext:value-type="string">
            <text:p>Sie kommen in ein Haus, können nicht einmal e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27" calcext:value-type="float">
            <text:p>12.2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12"/>
          <table:table-cell table:style-name="ce36"/>
          <table:table-cell table:style-name="ce1"/>
          <table:table-cell table:style-name="ce2"/>
          <table:table-cell table:style-name="ce3" office:value-type="float" office:value="11.145" calcext:value-type="float">
            <text:p>11.1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ngehörige: er ist ausser s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harisäer // Schriftgelehrte, die von Jerusalem herabkommen: Dieser treibt die Dämonen durch Beelzebub aus (Die Lästerung gegen den Heiligen Geist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3" calcext:value-type="float">
            <text:p>6.2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8" calcext:value-type="float">
            <text:p>3.2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171" calcext:value-type="float">
            <text:p>11.1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2" calcext:value-type="float">
            <text:p>13.3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9" calcext:value-type="float">
            <text:p>3.2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171" calcext:value-type="float">
            <text:p>11.1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ünden gegen Heiligen Geist wird nicht vergeben werden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4" calcext:value-type="float">
            <text:p>12.28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01" calcext:value-type="float">
            <text:p>11.2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pricht in Gleichnissen zu ihnen: wie kann Satan Satan austreiben?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3" calcext:value-type="float">
            <text:p>12.43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32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Haus -&gt; See</text:p>
          </table:table-cell>
          <table:table-cell table:style-name="ce51" table:number-columns-repeated="2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34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saja (Jes 6:10) Mit Gehör nicht verstehen, sehend nicht wahrneh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40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4" calcext:value-type="float">
            <text:p>6.34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51" calcext:value-type="float">
            <text:p>6.45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1" calcext:value-type="float">
            <text:p>6.1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42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52" calcext:value-type="float">
            <text:p>6.45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2" calcext:value-type="float">
            <text:p>6.192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7.141" calcext:value-type="float">
            <text:p>7.1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6" calcext:value-type="float">
            <text:p>6.19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Sy,Sd</text:p>
          </table:table-cell>
          <table:table-cell table:style-name="ce51" table:number-columns-repeated="2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7.311" calcext:value-type="float">
            <text:p>7.3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9" calcext:value-type="float">
            <text:p>6.199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45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041" calcext:value-type="float">
            <text:p>8.0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2" calcext:value-type="float">
            <text:p>6.2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9" calcext:value-type="float">
            <text:p>15.3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041" calcext:value-type="float">
            <text:p>8.0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2" calcext:value-type="float">
            <text:p>6.2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Schiff Gebiet von Magada</text:p>
          </table:table-cell>
          <table:table-cell table:style-name="ce51" table:number-columns-repeated="2"/>
          <table:table-cell table:style-name="ce54" office:value-type="string" calcext:value-type="string">
            <text:p>Kommt in das Gebiet von Maga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47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8" calcext:value-type="float">
            <text:p>8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7" calcext:value-type="float">
            <text:p>6.20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48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311" calcext:value-type="float">
            <text:p>8.3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9" calcext:value-type="float">
            <text:p>6.2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49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312" calcext:value-type="float">
            <text:p>8.3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1" calcext:value-type="float">
            <text:p>6.2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1" calcext:value-type="float">
            <text:p>11.291</text:p>
          </table:table-cell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ir möchten ein Zeichen von dir se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9" calcext:value-type="float">
            <text:p>12.39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2" calcext:value-type="float">
            <text:p>11.292</text:p>
          </table:table-cell>
          <table:table-cell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4" calcext:value-type="float">
            <text:p>97.0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4" calcext:value-type="float">
            <text:p>97.0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97.004" calcext:value-type="float">
            <text:p>97.00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4" calcext:value-type="float">
            <text:p>23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1" calcext:value-type="float">
            <text:p>12.38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46" calcext:value-type="float">
            <text:p>11.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hr belastet die Menschen mit schwer zu tragenden Las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11.99" calcext:value-type="float">
            <text:p>11.990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6.016" calcext:value-type="float">
            <text:p>6.0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29" calcext:value-type="float">
            <text:p>6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99" calcext:value-type="float">
            <text:p>11.99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7" calcext:value-type="float">
            <text:p>6.0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Jesus hört vom Tod Johannes und geht an einen öden Or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01" calcext:value-type="float">
            <text:p>15.01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6.01" calcext:value-type="float">
            <text:p>6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99" calcext:value-type="float">
            <text:p>11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6" calcext:value-type="float">
            <text:p>16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ütet euch vor dem Sauerteig der Herodes/Pharisär/Sadduzä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59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8.151" calcext:value-type="float">
            <text:p>8.15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chts <text:s/>verdeckt, was nicht geoffenbart werden soll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8.152" calcext:value-type="float">
            <text:p>8.15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5" calcext:value-type="float">
            <text:p>97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5" calcext:value-type="float">
            <text:p>97.0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97.005" calcext:value-type="float">
            <text:p>97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.282" calcext:value-type="float">
            <text:p>1.28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8.001" calcext:value-type="float">
            <text:p>8.0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unnützen Sorg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83" calcext:value-type="float">
            <text:p>1.28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2" calcext:value-type="float">
            <text:p>8.0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84" calcext:value-type="float">
            <text:p>1.28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3" calcext:value-type="float">
            <text:p>8.0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4"/>
        </table:table-row>
        <table:table-row table:style-name="ro4">
          <table:table-cell table:style-name="ce1"/>
          <table:table-cell table:style-name="ce2"/>
          <table:table-cell table:style-name="ce4" table:formula="of:=[.D367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9" calcext:value-type="float">
            <text:p>13.33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3">wird geworden sein</text:span>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4" calcext:value-type="float">
            <text:p>13.34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69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43" calcext:value-type="float">
            <text:p>13.343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45" calcext:value-type="float">
            <text:p>13.34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5.345" calcext:value-type="float">
            <text:p>25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44" calcext:value-type="float">
            <text:p>13.344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etrus: sagst du dieses Gleichnis zu uns oder auch zu allen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5" calcext:value-type="float">
            <text:p>24.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2" calcext:value-type="float">
            <text:p>12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nun der treue und kluge Verwalter…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3" office:value-type="float" office:value="26.015" calcext:value-type="float">
            <text:p>26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46" calcext:value-type="float">
            <text:p>13.34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5" calcext:value-type="float">
            <text:p>12.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v</text:p>
          </table:table-cell>
          <table:table-cell table:style-name="ce54" office:value-type="string" calcext:value-type="string">
            <text:p>Wird sein wie in Tagen Noahs: <text:span text:style-name="T3">essen trinken</text:span> / Wenn Knecht sagt: Herr verzieht sich. Wenn er beginnt, Knechte zu schlagen, <text:span text:style-name="T3">essen und trinken</text:span>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38" calcext:value-type="float">
            <text:p>24.3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75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76" calcext:value-type="float">
            <text:p>1.27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Zeichen der Zeit, Ermahnung zur Versöhnlichkeit (Vgl Mt 16:1-3)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6" calcext:value-type="float">
            <text:p>97.0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7" calcext:value-type="float">
            <text:p>97.0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97.007" calcext:value-type="float">
            <text:p>97.0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80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82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5" calcext:value-type="float">
            <text:p>13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" calcext:value-type="float">
            <text:p>13.2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85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86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87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4" office:value-type="float" office:value="13.54" calcext:value-type="float">
            <text:p>13.54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7" office:value-type="float" office:value="6.011" calcext:value-type="float">
            <text:p>6.011</text:p>
          </table:table-cell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3" office:value-type="float" office:value="13.21" calcext:value-type="float">
            <text:p>13.210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Vaterstadt <text:span text:style-name="T2">(</text:span>Nz<text:span text:style-name="T2">)</text:span></text:p>
          </table:table-cell>
          <table:table-cell table:style-name="ce51" table:number-columns-repeated="2"/>
          <table:table-cell table:style-name="ce54" office:value-type="string" calcext:value-type="string">
            <text:p>Kommt nach Nazareth. Der Unglaube der Einwohner von Nazareth/Die Verkündigung in der Synagoge von Nazareth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2" calcext:value-type="float">
            <text:p>13.5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6" calcext:value-type="float">
            <text:p>4.3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1" calcext:value-type="float">
            <text:p>13.2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zieht weg</text:p>
          </table:table-cell>
          <table:table-cell table:style-name="ce51" table:number-columns-repeated="2"/>
          <table:table-cell/>
          <table:table-cell table:style-name="ce54" office:value-type="string" calcext:value-type="string">
            <text:p>Gleichnisse vollendet, Jesus zieht von dann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545" calcext:value-type="float">
            <text:p>13.5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7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3.21" calcext:value-type="float">
            <text:p>13.2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Jünger folgen ihm na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87" calcext:value-type="float">
            <text:p>1.28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7.131" calcext:value-type="float">
            <text:p>7.13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01" calcext:value-type="float">
            <text:p>5.0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3" calcext:value-type="float">
            <text:p>12.38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65" calcext:value-type="float">
            <text:p>23.3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6" calcext:value-type="float">
            <text:p>12.38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37" calcext:value-type="float">
            <text:p>23.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6" calcext:value-type="float">
            <text:p>12.386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3.34" calcext:value-type="float">
            <text:p>13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4" calcext:value-type="float">
            <text:p>12.1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rusalem tötet Propheten / Christus wollte Kinder oft versammeln wie eine Henne ihre Kück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75" calcext:value-type="float">
            <text:p>23.3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7" calcext:value-type="float">
            <text:p>12.38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leichnis für die Eingeladenen, die die ersten Plätze wähl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8" calcext:value-type="float">
            <text:p>14.0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zur Hochzeit geladen bist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9" calcext:value-type="float">
            <text:p>22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21" calcext:value-type="float">
            <text:p>14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h auf die Strassen und Gassen der Stadt / Kreuzwege, Landstrassen / ladet zur Hochzei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403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404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9.471" calcext:value-type="float">
            <text:p>9.47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9.472" calcext:value-type="float">
            <text:p>9.47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9.473" calcext:value-type="float">
            <text:p>9.47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409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474" calcext:value-type="float">
            <text:p>9.47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475" calcext:value-type="float">
            <text:p>9.4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411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6" calcext:value-type="float">
            <text:p>10.1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412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28" calcext:value-type="float">
            <text:p>10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2.281" calcext:value-type="float">
            <text:p>12.28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8" calcext:value-type="float">
            <text:p>97.0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8" calcext:value-type="float">
            <text:p>97.00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97.008" calcext:value-type="float">
            <text:p>97.0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2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9" calcext:value-type="float">
            <text:p>97.0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9" calcext:value-type="float">
            <text:p>97.00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97.009" calcext:value-type="float">
            <text:p>97.0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" calcext:value-type="float">
            <text:p>97.0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" calcext:value-type="float">
            <text:p>97.0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97.01" calcext:value-type="float">
            <text:p>97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1" calcext:value-type="float">
            <text:p>97.0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1" calcext:value-type="float">
            <text:p>97.0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97.011" calcext:value-type="float">
            <text:p>97.0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3" office:value-type="float" office:value="97.012" calcext:value-type="float">
            <text:p>97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2" calcext:value-type="float">
            <text:p>97.0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97.012" calcext:value-type="float">
            <text:p>97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3" calcext:value-type="float">
            <text:p>97.01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3" calcext:value-type="float">
            <text:p>97.01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97.013" calcext:value-type="float">
            <text:p>97.01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4" calcext:value-type="float">
            <text:p>97.01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4" calcext:value-type="float">
            <text:p>97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97.014" calcext:value-type="float">
            <text:p>97.01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62" calcext:value-type="float">
            <text:p>15.0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" office:value-type="float" office:value="15.061" calcext:value-type="float">
            <text:p>15.061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7" calcext:value-type="float">
            <text:p>13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3..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5" calcext:value-type="float">
            <text:p>97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5" calcext:value-type="float">
            <text:p>97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97.015" calcext:value-type="float">
            <text:p>97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6" calcext:value-type="float">
            <text:p>97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6" calcext:value-type="float">
            <text:p>97.01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97.016" calcext:value-type="float">
            <text:p>97.0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345" calcext:value-type="float">
            <text:p>20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0-5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5" calcext:value-type="float">
            <text:p>19.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1.575" calcext:value-type="float">
            <text:p>11.57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Uebernachten bei Zachäus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41" calcext:value-type="float">
            <text:p>13.341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3" office:value-type="float" office:value="12.005" calcext:value-type="float">
            <text:p>12.005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B</text:p>
          </table:table-cell>
          <table:table-cell table:style-name="ce51" table:number-columns-repeated="2"/>
          <table:table-cell table:style-name="ce58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3" calcext:value-type="float">
            <text:p>12.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ia <text:s/>salbt Jes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05" calcext:value-type="float">
            <text:p>21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1.17" calcext:value-type="float">
            <text:p>21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ück nach Bethani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4" calcext:value-type="float">
            <text:p>11.15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Abendessen, Beginn des <text:s/>5. Tages vor Passah, bei Martha und Lazurus: (Jesus auf Eselin und deren Füllen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9" calcext:value-type="float">
            <text:p>21.19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3" calcext:value-type="float">
            <text:p>11.13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3" office:value-type="float" office:value="12.99" calcext:value-type="float">
            <text:p>12.990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3" office:value-type="float" office:value="19.299" calcext:value-type="float">
            <text:p>19.299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4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1" calcext:value-type="float">
            <text:p>12.1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wei Jünger werden für ein Eselin und ein Füllen geschicht, auf dem kein Mensch je gesessen h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4" calcext:value-type="float">
            <text:p>21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301" calcext:value-type="float">
            <text:p>19.3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2" calcext:value-type="float">
            <text:p>12.1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: sagt zu Tochter Zion: König kommt sanftmüt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9" calcext:value-type="float">
            <text:p>21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8" calcext:value-type="float">
            <text:p>19.3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13" calcext:value-type="float">
            <text:p>12.1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priesen, der komm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5" calcext:value-type="float">
            <text:p>21.0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2" calcext:value-type="float">
            <text:p>11.02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6" calcext:value-type="float">
            <text:p>21.04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1" calcext:value-type="float">
            <text:p>11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1" calcext:value-type="float">
            <text:p>19.4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inaus (Zurück) nach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225" calcext:value-type="float">
            <text:p>21.2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3" calcext:value-type="float">
            <text:p>11.1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2" calcext:value-type="float">
            <text:p>19.4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3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2"/>
          <table:table-cell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table:formula="of:=[.D461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office:value-type="string" calcext:value-type="string">
            <text:p>Mein Haus wird ein Bethaus genannt wer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35" calcext:value-type="float">
            <text:p>26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04" calcext:value-type="float">
            <text:p>14.04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6" calcext:value-type="float">
            <text:p>19.4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Uebernachten, folgender Tag (2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7" calcext:value-type="float">
            <text:p>19.4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8" calcext:value-type="float">
            <text:p>12.12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orgen früh, Jesus hunger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6" calcext:value-type="float">
            <text:p>21.2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0.06" calcext:value-type="float">
            <text:p>20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lk hielt Johannes für einen Prophe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467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469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470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471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8" calcext:value-type="float">
            <text:p>24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08" calcext:value-type="float">
            <text:p>13.0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4" calcext:value-type="float">
            <text:p>21.05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nfang der Wehen / Die Frau, wenn sie gebie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482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42" calcext:value-type="float">
            <text:p>13.342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1.057" calcext:value-type="float">
            <text:p>21.0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492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Nimmt den Kelch (Lk: nach dem Mahl), trinkt alle dara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8" calcext:value-type="float">
            <text:p>2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4" calcext:value-type="float">
            <text:p>14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3" calcext:value-type="float">
            <text:p>13.0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ses ist mein Blut, das des neuen Bundes, welches für viele vergossen wird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7" calcext:value-type="float">
            <text:p>97.0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7" calcext:value-type="float">
            <text:p>97.01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6" calcext:value-type="float">
            <text:p>14.126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95" calcext:value-type="float">
            <text:p>26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treit: wer ist der Grösste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27" calcext:value-type="float">
            <text:p>14.27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9" calcext:value-type="float">
            <text:p>22.2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5" calcext:value-type="float">
            <text:p>13.05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verordne euch ein Reic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3" calcext:value-type="float">
            <text:p>26.3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9" calcext:value-type="float">
            <text:p>14.2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33" calcext:value-type="float">
            <text:p>22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37" calcext:value-type="float">
            <text:p>13.3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etrus: ich bin bereit für Gefängnis und Tod <text:s/>// ich werde mich nicht är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51" calcext:value-type="float">
            <text:p>27.35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8" calcext:value-type="float">
            <text:p>15.28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2.37" calcext:value-type="float">
            <text:p>22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ie Schift gesagt ist: er ist unter die Gesetzllosen gerechne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1" calcext:value-type="float">
            <text:p>26.4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38" calcext:value-type="float">
            <text:p>14.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395" calcext:value-type="float">
            <text:p>22.3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366" calcext:value-type="float">
            <text:p>13.3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cht und betet. dass ihr nicht in Versuchung komm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6" calcext:value-type="float">
            <text:p>26.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431" calcext:value-type="float">
            <text:p>14.4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471" calcext:value-type="float">
            <text:p>22.4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031" calcext:value-type="float">
            <text:p>18.03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s ist geschehen, damit die Schriften der Propheten erfüllt wü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9" calcext:value-type="float">
            <text:p>27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remia erfüllt: nahmen 30 Silberling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4" calcext:value-type="float">
            <text:p>27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3" calcext:value-type="float">
            <text:p>15.23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3.37" calcext:value-type="float">
            <text:p>23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1" calcext:value-type="float">
            <text:p>19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ssig mit Galle (Mt.) / Wein mit Myrrhe (Mk 15:23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45" calcext:value-type="float">
            <text:p>27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5" calcext:value-type="float">
            <text:p>15.25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3. Stunde: Kreuzig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5" calcext:value-type="float">
            <text:p>27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251" calcext:value-type="float">
            <text:p>15.251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en Propheten gesagt ist: sie haben meine Kleider geteilt..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" calcext:value-type="float">
            <text:p>27.450</text:p>
          </table:table-cell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0</text:p>
          </table:table-cell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" calcext:value-type="float">
            <text:p>23.440</text:p>
          </table:table-cell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1" calcext:value-type="float">
            <text:p>27.451</text:p>
          </table:table-cell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1" calcext:value-type="float">
            <text:p>15.331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1" calcext:value-type="float">
            <text:p>23.44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1" calcext:value-type="float">
            <text:p>19.2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insternis 6-9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455" calcext:value-type="float">
            <text:p>27.45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35" calcext:value-type="float">
            <text:p>15.33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1" calcext:value-type="float">
            <text:p>23.45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2" calcext:value-type="float">
            <text:p>19.28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nne verfinster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1" calcext:value-type="float">
            <text:p>27.51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8" calcext:value-type="float">
            <text:p>15.3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2" calcext:value-type="float">
            <text:p>23.45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1" calcext:value-type="float">
            <text:p>19.2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rhang reisst – Erdbeben – Felsen zerreiss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6" calcext:value-type="float">
            <text:p>27.46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4" calcext:value-type="float">
            <text:p>15.34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83" calcext:value-type="float">
            <text:p>19.28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9. Stunde: El(o)i lama sabachthan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8" calcext:value-type="float">
            <text:p>27.48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6" calcext:value-type="float">
            <text:p>15.36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19.29" calcext:value-type="float">
            <text:p>19.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ssig I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5" calcext:value-type="float">
            <text:p>27.51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9" calcext:value-type="float">
            <text:p>15.3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1" calcext:value-type="float">
            <text:p>23.45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192" calcext:value-type="float">
            <text:p>19.19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2" calcext:value-type="float">
            <text:p>27.52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42" calcext:value-type="float">
            <text:p>15.34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6" calcext:value-type="float">
            <text:p>23.46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93" calcext:value-type="float">
            <text:p>19.2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üfte tun sich auf – entschlafene Heilige werden auferweck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6" calcext:value-type="float">
            <text:p>27.5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405" calcext:value-type="float">
            <text:p>19.4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9" calcext:value-type="float">
            <text:p>27.5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46" calcext:value-type="float">
            <text:p>15.4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3.53" calcext:value-type="float">
            <text:p>23.5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9.4" calcext:value-type="float">
            <text:p>19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seph von Arimathia (und andere) wickeln Jesu Leib in feine Leinwa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float" office:value="21.239" calcext:value-type="float">
            <text:p>21.23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2"/>
          <table:table-cell table:style-name="ce54" table:number-columns-repeated="2"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017">
          <table:table-cell table:number-columns-repeated="38"/>
        </table:table-row>
        <table:table-row table:style-name="ro5">
          <table:table-cell table:number-columns-repeated="38"/>
        </table:table-row>
        <table:table-row table:style-name="ro5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555"/>
      </table:named-expressions>
      <table:database-ranges>
        <table:database-range table:name="SortierRange" table:target-range-address="Parallelstellen.C2:Parallelstellen.AM555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555" table:contains-header="false">
          <table:sort>
            <table:sort-by table:field-number="11" table:data-type="automatic"/>
            <table:sort-by table:field-number="12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 number:title="User-defined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07:55:33.800472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7-16T20:35:45.283000000</meta:creation-date>
    <dc:date>2020-05-20T08:42:51.846784608</dc:date>
    <meta:editing-duration>P3DT3H4M27S</meta:editing-duration>
    <meta:editing-cycles>514</meta:editing-cycles>
    <meta:generator>LibreOffice/6.3.5.2$Linux_X86_64 LibreOffice_project/30$Build-2</meta:generator>
    <meta:document-statistic meta:table-count="1" meta:cell-count="3605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